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36pt"/>
    </style:style>
    <style:style style:name="P2" style:family="paragraph">
      <style:text-properties fo:font-size="36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.5cm" fo:margin-bottom="0cm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36pt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alext-chair-slides-ietf104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draft-gondwana-effective-terminology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>GENDISPATCH 2020-09-01</text:p>
            <text:p>Bron Gondwana</text:p>
          </draw:text-box>
        </draw:frame>
        <presentation:notes draw:style-name="dp2" presentation:use-date-time-name="dtd1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Goal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ind/document the areas in which consensus exists in the IETF regarding terminology.</text:p>
              </text:list-item>
              <text:list-item>
                <text:p>Avoid trying to solve all the world’s problems or take sides in current political debates.</text:p>
              </text:list-item>
              <text:list-item>
                <text:p>Centre the IETF’s mission, and use that as the basis to inform our choices.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ETF Mission RFC3935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“</text:span><text:span text:style-name="T2">make the Internet work better by producing high quality, relevant technical documents”</text:span></text:p>
              </text:list-item>
              <text:list-item>
                <text:p>The IETF exists to improve the Internet</text:p>
              </text:list-item>
              <text:list-item>
                <text:p>The Internet exists to serve all humans</text:p>
              </text:list-item>
              <text:list-item>
                <text:p>It follows that our goal is to produce high quality documents that serve all humans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Not all problem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There are many things wrong in the world</text:span></text:p>
              </text:list-item>
              <text:list-item>
                <text:p text:style-name="P5"><text:span text:style-name="T3">Other organisations have other missions</text:span></text:p>
              </text:list-item>
              <text:list-item>
                <text:p text:style-name="P4"><text:span text:style-name="T3">Ours is: </text:span><text:span text:style-name="T4">“influence the way people design, use, and manage the Internet”</text:span><text:span text:style-name="T3">:</text:span></text:p>
                <text:list>
                  <text:list-item>
                    <text:p><text:span text:style-name="T3">Success of the internet has pros and cons for humans</text:span></text:p>
                  </text:list-item>
                  <text:list-item>
                    <text:p><text:span text:style-name="T3">We want to reduce the downsides where possible</text:span></text:p>
                  </text:list-item>
                  <text:list-item>
                    <text:p><text:span text:style-name="T3">But we are relentlessly pro-internet and proud of our work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Not all human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The IETF serves all humans, but doesn’t want everybody to be involved:</text:span></text:p>
                <text:list>
                  <text:list-item>
                    <text:p><text:span text:style-name="T3">Only adult humans</text:span></text:p>
                  </text:list-item>
                  <text:list-item>
                    <text:p><text:span text:style-name="T3">Only people who bring technical competence</text:span></text:p>
                    <text:list>
                      <text:list-item>
                        <text:p><text:span text:style-name="T3">not e.g. those who believe that writing “data transfer faster than the speed of light” and stamping “RFC” on it makes it so.</text:span></text:p>
                      </text:list-item>
                    </text:list>
                  </text:list-item>
                  <text:list-item>
                    <text:p><text:span text:style-name="T3">Only people who sign on to our mission</text:span></text:p>
                    <text:list>
                      <text:list-item>
                        <text:p><text:span text:style-name="T3">not e.g. “all protocols must be designed with a primary purpose of ensuring extraterrestrials can be detected”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on’t bring your whole self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Nudists: wear clothes when attending an IETF meeting, even if remote! <text:s/>Pants not optional.</text:span></text:p>
              </text:list-item>
              <text:list-item>
                <text:p text:style-name="P4"><text:span text:style-name="T3">Assholes: behave professionally and debate issues, not people. <text:s/>Good behaviour not optional.</text:span></text:p>
              </text:list-item>
              <text:list-item>
                <text:p text:style-name="P4"><text:span text:style-name="T3">The goals of our norms reflect our mission:</text:span></text:p>
                <text:list>
                  <text:list-item>
                    <text:p><text:span text:style-name="T3">take away distractions that remove our focus from the work</text:span></text:p>
                  </text:list-item>
                  <text:list-item>
                    <text:p><text:span text:style-name="T3">welcome those with contributions to make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ersuasion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Consensus: persuasion, fatigue, or fiat.</text:span></text:p>
              </text:list-item>
              <text:list-item>
                <text:p text:style-name="P4"><text:span text:style-name="T3">“</text:span><text:span text:style-name="T3">You’re all racists” would be unpersusasive, even if true.</text:span></text:p>
              </text:list-item>
              <text:list-item>
                <text:p text:style-name="P4"><text:span text:style-name="T3">Build on enlightened self-interest and increasing the value of our work.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Next step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I don’t expect this is close to final form yet!</text:span></text:p>
                <text:list>
                  <text:list-item>
                    <text:p><text:span text:style-name="T3">Do we believe there is a consensus here that’s worth documenting? </text:span></text:p>
                  </text:list-item>
                  <text:list-item>
                    <text:p><text:span text:style-name="T3">Is there interest in adopting this draft as a basis for work?</text:span></text:p>
                  </text:list-item>
                  <text:list-item>
                    <text:p><text:span text:style-name="T3">Is there anybody who wants to co-author (or even take it from me entirely)?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8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16T23:29:43.531178164</meta:creation-date>
    <dc:date>2020-08-26T14:56:31.614558985</dc:date>
    <meta:editing-duration>PT2H57M15S</meta:editing-duration>
    <meta:editing-cycles>103</meta:editing-cycles>
    <meta:generator>LibreOffice/6.4.4.2$Linux_X86_64 LibreOffice_project/40$Build-2</meta:generator>
    <meta:document-statistic meta:object-count="51"/>
  </office:meta>
</office:document-meta>
</file>